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25.691cm" table:align="left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2.09cm"/>
    </style:style>
    <style:style style:name="Tabela1.C" style:family="table-column">
      <style:table-column-properties style:column-width="1.693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1.614cm"/>
    </style:style>
    <style:style style:name="Tabela1.G" style:family="table-column">
      <style:table-column-properties style:column-width="1.296cm"/>
    </style:style>
    <style:style style:name="Tabela1.H" style:family="table-column">
      <style:table-column-properties style:column-width="1.402cm"/>
    </style:style>
    <style:style style:name="Tabela1.I" style:family="table-column">
      <style:table-column-properties style:column-width="2.805cm"/>
    </style:style>
    <style:style style:name="Tabela1.J" style:family="table-column">
      <style:table-column-properties style:column-width="1.508cm"/>
    </style:style>
    <style:style style:name="Tabela1.K" style:family="table-column">
      <style:table-column-properties style:column-width="1.482cm"/>
    </style:style>
    <style:style style:name="Tabela1.A1" style:family="table-cell">
      <style:table-cell-properties fo:background-color="#336699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ela1.K1" style:family="table-cell">
      <style:table-cell-properties fo:background-color="#336699" fo:padding="0.097cm" fo:border="0.05pt solid #999999">
        <style:background-image/>
      </style:table-cell-properties>
    </style:style>
    <style:style style:name="Tabe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3" style:family="table-cell">
      <style:table-cell-properties fo:padding="0.097cm" fo:border-left="0.05pt solid #999999" fo:border-right="none" fo:border-top="none" fo:border-bottom="0.05pt solid #999999"/>
    </style:style>
    <style:style style:name="Tabela1.B3" style:family="table-cell">
      <style:table-cell-properties fo:padding="0.097cm" fo:border-left="0.05pt solid #999999" fo:border-right="none" fo:border-top="none" fo:border-bottom="0.05pt solid #999999"/>
    </style:style>
    <style:style style:name="Tabela1.C3" style:family="table-cell">
      <style:table-cell-properties fo:padding="0.097cm" fo:border-left="0.05pt solid #999999" fo:border-right="none" fo:border-top="none" fo:border-bottom="0.05pt solid #999999"/>
    </style:style>
    <style:style style:name="Tabela1.D3" style:family="table-cell">
      <style:table-cell-properties fo:padding="0.097cm" fo:border-left="0.05pt solid #999999" fo:border-right="none" fo:border-top="none" fo:border-bottom="0.05pt solid #999999"/>
    </style:style>
    <style:style style:name="Tabela1.E3" style:family="table-cell">
      <style:table-cell-properties fo:padding="0.097cm" fo:border-left="0.05pt solid #999999" fo:border-right="none" fo:border-top="none" fo:border-bottom="0.05pt solid #999999"/>
    </style:style>
    <style:style style:name="Tabela1.F3" style:family="table-cell">
      <style:table-cell-properties fo:padding="0.097cm" fo:border-left="0.05pt solid #999999" fo:border-right="none" fo:border-top="none" fo:border-bottom="0.05pt solid #999999"/>
    </style:style>
    <style:style style:name="Tabela1.G3" style:family="table-cell">
      <style:table-cell-properties fo:padding="0.097cm" fo:border-left="0.05pt solid #999999" fo:border-right="none" fo:border-top="none" fo:border-bottom="0.05pt solid #999999"/>
    </style:style>
    <style:style style:name="Tabela1.H3" style:family="table-cell">
      <style:table-cell-properties fo:padding="0.097cm" fo:border-left="0.05pt solid #999999" fo:border-right="none" fo:border-top="none" fo:border-bottom="0.05pt solid #999999"/>
    </style:style>
    <style:style style:name="Tabela1.I3" style:family="table-cell">
      <style:table-cell-properties fo:padding="0.097cm" fo:border-left="0.05pt solid #999999" fo:border-right="none" fo:border-top="none" fo:border-bottom="0.05pt solid #999999"/>
    </style:style>
    <style:style style:name="Tabela1.J3" style:family="table-cell">
      <style:table-cell-properties fo:padding="0.097cm" fo:border-left="0.05pt solid #999999" fo:border-right="none" fo:border-top="none" fo:border-bottom="0.05pt solid #999999"/>
    </style:style>
    <style:style style:name="Tabela1.K3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4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5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" style:family="table">
      <style:table-properties style:width="15.055cm" fo:margin-left="4.535cm" table:align="left"/>
    </style:style>
    <style:style style:name="Tabela2.A" style:family="table-column">
      <style:table-column-properties style:column-width="8.811cm"/>
    </style:style>
    <style:style style:name="Tabela2.B" style:family="table-column">
      <style:table-column-properties style:column-width="6.244cm"/>
    </style:style>
    <style:style style:name="Tabela2.A1" style:family="table-cell">
      <style:table-cell-properties fo:background-color="#336699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ela2.B1" style:family="table-cell">
      <style:table-cell-properties fo:padding="0.097cm" fo:border="0.05pt solid #999999"/>
    </style:style>
    <style:style style:name="Tabela2.A2" style:family="table-cell">
      <style:table-cell-properties fo:background-color="#336699" fo:padding="0.097cm" fo:border-left="0.05pt solid #999999" fo:border-right="none" fo:border-top="none" fo:border-bottom="0.05pt solid #999999">
        <style:background-image/>
      </style:table-cell-properties>
    </style:style>
    <style:style style:name="Tabela2.B2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3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4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5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6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7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8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9" style:family="table-cell">
      <style:table-cell-properties fo:padding="0.097cm" fo:border-left="0.05pt solid #999999" fo:border-right="0.05pt solid #999999" fo:border-top="none" fo:border-bottom="0.05pt solid #999999"/>
    </style:style>
    <style:style style:name="Tabela2.B10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f2840" officeooo:paragraph-rsid="001f28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20b11c" officeooo:paragraph-rsid="0020b1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6pt" fo:font-weight="bold" officeooo:rsid="0020b11c" officeooo:paragraph-rsid="0020b1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officeooo:rsid="0029fe5d" officeooo:paragraph-rsid="0020b11c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officeooo:paragraph-rsid="0020b11c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color="#003366" style:font-name="Arial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color="#990000"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officeooo:paragraph-rsid="003078ab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3078ab" officeooo:paragraph-rsid="003078a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20b11c" officeooo:paragraph-rsid="0020b11c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ffffff" style:font-name="Arial" fo:font-size="11pt" fo:font-weight="bold" officeooo:rsid="0028c011" officeooo:paragraph-rsid="0028c011" style:font-size-asian="11pt" style:font-weight-asian="bold" style:font-size-complex="11pt" style:font-weight-complex="bold"/>
    </style:style>
    <style:style style:name="T1" style:family="text">
      <style:text-properties style:font-name="FreeSerif" fo:font-size="9pt" officeooo:rsid="00234d63" style:font-size-asian="9pt" style:font-size-complex="9pt"/>
    </style:style>
    <style:style style:name="T2" style:family="text">
      <style:text-properties style:font-name="FreeSerif" officeooo:rsid="00113b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company_id.legal_name" text:name="py3o.object.company_id.legal_name"/>
        <text:user-field-decl office:value-type="string" office:string-value="line.nome" text:name="py3o.line.nome"/>
        <text:user-field-decl office:value-type="string" office:string-value="line.adiantamento_ferias" text:name="py3o.line.adiantamento_ferias"/>
        <text:user-field-decl office:value-type="string" office:string-value="line.fgts_adiantamento_ferias" text:name="py3o.line.fgts_adiantamento_ferias"/>
        <text:user-field-decl office:value-type="string" office:string-value="line.adiantamento" text:name="py3o.line.adiantamento"/>
        <text:user-field-decl office:value-type="string" office:string-value="line.fgts_adiantamento" text:name="py3o.line.fgts_adiantamento"/>
        <text:user-field-decl office:value-type="string" office:string-value="line.rescisao" text:name="py3o.line.rescisao"/>
        <text:user-field-decl office:value-type="string" office:string-value="line.fgts_rescisao" text:name="py3o.line.fgts_rescisao"/>
        <text:user-field-decl office:value-type="string" office:string-value="line.inss_rescisao" text:name="py3o.line.inss_rescisao"/>
        <text:user-field-decl office:value-type="string" office:string-value="line.segunda_parcela" text:name="py3o.line.segunda_parcela"/>
        <text:user-field-decl office:value-type="string" office:string-value="line.ftgs_segunda_parcela" text:name="py3o.line.ftgs_segunda_parcela"/>
        <text:user-field-decl office:value-type="string" office:string-value="line.inss_segunda_parcela" text:name="py3o.line.inss_segunda_parcela"/>
        <text:user-field-decl office:value-type="string" office:string-value="competencia" text:name="py3o.competencia"/>
        <text:user-field-decl office:value-type="string" office:string-value="total_adiantamento_ferias" text:name="py3o.total_adiantamento_ferias"/>
        <text:user-field-decl office:value-type="string" office:string-value="total_fgts_adiantamento_ferias" text:name="py3o.total_fgts_adiantamento_ferias"/>
        <text:user-field-decl office:value-type="string" office:string-value="total_adiantamento" text:name="py3o.total_adiantamento"/>
        <text:user-field-decl office:value-type="string" office:string-value="total_fgts_adiantamento" text:name="py3o.total_fgts_adiantamento"/>
        <text:user-field-decl office:value-type="string" office:string-value="total_recisao_decimo_terceiro" text:name="py3o.total_recisao_decimo_terceiro"/>
        <text:user-field-decl office:value-type="string" office:string-value="total_fgts_rescisao" text:name="py3o.total_fgts_rescisao"/>
        <text:user-field-decl office:value-type="string" office:string-value="total_inss_rescisao" text:name="py3o.total_inss_rescisao"/>
        <text:user-field-decl office:value-type="string" office:string-value="total_segunda_parcela" text:name="py3o.total_segunda_parcela"/>
        <text:user-field-decl office:value-type="string" office:string-value="total_fgts_parcela" text:name="py3o.total_fgts_parcela"/>
        <text:user-field-decl office:value-type="string" office:string-value="total_inss_parcela" text:name="py3o.total_inss_parcela"/>
        <text:user-field-decl office:value-type="string" office:string-value="line.fgts_segunda_parcela" text:name="py3o.line.fgts_segunda_parcela"/>
      </text:user-field-decls>
      <text:p text:style-name="P1">Relatório de Adiantamento de Décimo Terceiro Salário</text:p>
      <text:p text:style-name="P1"/>
      <text:p text:style-name="P2">Competência: <text:user-field-get text:name="py3o.competencia">competencia</text:user-field-get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B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row>
          <table:table-cell table:style-name="Tabela1.A1" office:value-type="string">
            <text:p text:style-name="P11">Nome</text:p>
          </table:table-cell>
          <table:table-cell table:style-name="Tabela1.A1" office:value-type="string">
            <text:p text:style-name="P12">Férias</text:p>
          </table:table-cell>
          <table:table-cell table:style-name="Tabela1.A1" office:value-type="string">
            <text:p text:style-name="P12">FGTS </text:p>
          </table:table-cell>
          <table:table-cell table:style-name="Tabela1.A1" office:value-type="string">
            <text:p text:style-name="P12">Primeira Parcela</text:p>
          </table:table-cell>
          <table:table-cell table:style-name="Tabela1.A1" office:value-type="string">
            <text:p text:style-name="P12">FGTS </text:p>
          </table:table-cell>
          <table:table-cell table:style-name="Tabela1.A1" office:value-type="string">
            <text:p text:style-name="P12">Rescisão</text:p>
          </table:table-cell>
          <table:table-cell table:style-name="Tabela1.A1" office:value-type="string">
            <text:p text:style-name="P12">FGTS</text:p>
          </table:table-cell>
          <table:table-cell table:style-name="Tabela1.A1" office:value-type="string">
            <text:p text:style-name="P12">INSS</text:p>
          </table:table-cell>
          <table:table-cell table:style-name="Tabela1.A1" office:value-type="string">
            <text:p text:style-name="P12">Segunda Parcela </text:p>
          </table:table-cell>
          <table:table-cell table:style-name="Tabela1.A1" office:value-type="string">
            <text:p text:style-name="P12">FGTS</text:p>
          </table:table-cell>
          <table:table-cell table:style-name="Tabela1.K1" office:value-type="string">
            <text:p text:style-name="P12">INSS</text:p>
          </table:table-cell>
        </table:table-row>
        <table:table-row>
          <table:table-cell table:style-name="Tabela1.A5" table:number-columns-spanned="11" office:value-type="string">
            <text:p text:style-name="P5"><text:a xlink:type="simple" xlink:href="py3o://for=%22line%20in%20funcionarios%22" text:style-name="Internet_20_link" text:visited-style-name="Visited_20_Internet_20_Link"><text:span text:style-name="T1">for="line in funcionari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10"><text:user-field-get text:name="py3o.line.nome">line.nome</text:user-field-get></text:p>
          </table:table-cell>
          <table:table-cell table:style-name="Tabela1.B3" office:value-type="string">
            <text:p text:style-name="P8"><text:user-field-get text:name="py3o.line.adiantamento_ferias">line.adiantamento_ferias</text:user-field-get></text:p>
          </table:table-cell>
          <table:table-cell table:style-name="Tabela1.C3" office:value-type="string">
            <text:p text:style-name="P9"><text:user-field-get text:name="py3o.line.fgts_adiantamento_ferias">line.fgts_adiantamento_ferias</text:user-field-get></text:p>
          </table:table-cell>
          <table:table-cell table:style-name="Tabela1.D3" office:value-type="string">
            <text:p text:style-name="P8"><text:user-field-get text:name="py3o.line.adiantamento">line.adiantamento</text:user-field-get></text:p>
          </table:table-cell>
          <table:table-cell table:style-name="Tabela1.E3" office:value-type="string">
            <text:p text:style-name="P9"><text:user-field-get text:name="py3o.line.fgts_adiantamento">line.fgts_adiantamento</text:user-field-get></text:p>
          </table:table-cell>
          <table:table-cell table:style-name="Tabela1.F3" office:value-type="string">
            <text:p text:style-name="P8"><text:user-field-get text:name="py3o.line.rescisao">line.rescisao</text:user-field-get></text:p>
          </table:table-cell>
          <table:table-cell table:style-name="Tabela1.G3" office:value-type="string">
            <text:p text:style-name="P9"><text:user-field-get text:name="py3o.line.fgts_rescisao">line.fgts_rescisao</text:user-field-get></text:p>
          </table:table-cell>
          <table:table-cell table:style-name="Tabela1.H3" office:value-type="string">
            <text:p text:style-name="P9"><text:user-field-get text:name="py3o.line.inss_rescisao">line.inss_rescisao</text:user-field-get></text:p>
          </table:table-cell>
          <table:table-cell table:style-name="Tabela1.I3" office:value-type="string">
            <text:p text:style-name="P8"><text:user-field-get text:name="py3o.line.segunda_parcela">line.segunda_parcela</text:user-field-get></text:p>
          </table:table-cell>
          <table:table-cell table:style-name="Tabela1.J3" office:value-type="string">
            <text:p text:style-name="P9"><text:user-field-get text:name="py3o.line.fgts_segunda_parcela">line.fgts_segunda_parcela</text:user-field-get></text:p>
          </table:table-cell>
          <table:table-cell table:style-name="Tabela1.K3" office:value-type="string">
            <text:p text:style-name="P9"><text:user-field-get text:name="py3o.line.inss_segunda_parcela">line.inss_segunda_parcela</text:user-field-get></text:p>
          </table:table-cell>
        </table:table-row>
        <table:table-row>
          <table:table-cell table:style-name="Tabela1.A5" table:number-columns-spanned="11" office:value-type="string">
            <text:p text:style-name="P4"><text:a xlink:type="simple" xlink:href="py3o:///for" text:style-name="Internet_20_link" text:visited-style-name="Visited_20_Internet_20_Link"><text:span text:style-name="T2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Total de adiantamento 13º em Férias</text:p>
          </table:table-cell>
          <table:table-cell table:style-name="Tabela2.B1" office:value-type="string">
            <text:p text:style-name="P6"><text:user-field-get text:name="py3o.total_adiantamento_ferias">total_adiantamento_ferias</text:user-field-get></text:p>
          </table:table-cell>
        </table:table-row>
        <table:table-row>
          <table:table-cell table:style-name="Tabela2.A2" office:value-type="string">
            <text:p text:style-name="P13">Total de FGTS de adiantamento 13º em Férias</text:p>
          </table:table-cell>
          <table:table-cell table:style-name="Tabela2.B10" office:value-type="string">
            <text:p text:style-name="P6"><text:user-field-get text:name="py3o.total_fgts_adiantamento_ferias">total_fgts_adiantamento_ferias</text:user-field-get></text:p>
          </table:table-cell>
        </table:table-row>
        <table:table-row>
          <table:table-cell table:style-name="Tabela2.A2" office:value-type="string">
            <text:p text:style-name="P13">Total de Primeira Parcela de 13º</text:p>
          </table:table-cell>
          <table:table-cell table:style-name="Tabela2.B10" office:value-type="string">
            <text:p text:style-name="P6"><text:user-field-get text:name="py3o.total_adiantamento">total_adiantamento</text:user-field-get></text:p>
          </table:table-cell>
        </table:table-row>
        <table:table-row>
          <table:table-cell table:style-name="Tabela2.A2" office:value-type="string">
            <text:p text:style-name="P13">Total de FGTS de Primeira Parcela de 13º</text:p>
          </table:table-cell>
          <table:table-cell table:style-name="Tabela2.B10" office:value-type="string">
            <text:p text:style-name="P6"><text:user-field-get text:name="py3o.total_fgts_adiantamento">total_fgts_adiantamento</text:user-field-get></text:p>
          </table:table-cell>
        </table:table-row>
        <table:table-row>
          <table:table-cell table:style-name="Tabela2.A2" office:value-type="string">
            <text:p text:style-name="P13">Proporcional de 13º em Rescisão</text:p>
          </table:table-cell>
          <table:table-cell table:style-name="Tabela2.B10" office:value-type="string">
            <text:p text:style-name="P6"><text:user-field-get text:name="py3o.total_recisao_decimo_terceiro">total_recisao_decimo_terceiro</text:user-field-get></text:p>
          </table:table-cell>
        </table:table-row>
        <table:table-row>
          <table:table-cell table:style-name="Tabela2.A2" office:value-type="string">
            <text:p text:style-name="P13">Total de FGTS de 13º em Rescisão</text:p>
          </table:table-cell>
          <table:table-cell table:style-name="Tabela2.B10" office:value-type="string">
            <text:p text:style-name="P6"><text:user-field-get text:name="py3o.total_fgts_rescisao">total_fgts_rescisao</text:user-field-get></text:p>
          </table:table-cell>
        </table:table-row>
        <table:table-row>
          <table:table-cell table:style-name="Tabela2.A2" office:value-type="string">
            <text:p text:style-name="P13">Total de INSS de 13º em Rescisão</text:p>
          </table:table-cell>
          <table:table-cell table:style-name="Tabela2.B10" office:value-type="string">
            <text:p text:style-name="P6"><text:user-field-get text:name="py3o.total_inss_rescisao">total_inss_rescisao</text:user-field-get></text:p>
          </table:table-cell>
        </table:table-row>
        <table:table-row>
          <table:table-cell table:style-name="Tabela2.A2" office:value-type="string">
            <text:p text:style-name="P13">Total de Segunda Parcela de 13º</text:p>
          </table:table-cell>
          <table:table-cell table:style-name="Tabela2.B10" office:value-type="string">
            <text:p text:style-name="P6"><text:user-field-get text:name="py3o.total_segunda_parcela">total_segunda_parcela</text:user-field-get></text:p>
          </table:table-cell>
        </table:table-row>
        <table:table-row>
          <table:table-cell table:style-name="Tabela2.A2" office:value-type="string">
            <text:p text:style-name="P13">Total de FGTS de Segunda Parcela de 13º</text:p>
          </table:table-cell>
          <table:table-cell table:style-name="Tabela2.B10" office:value-type="string">
            <text:p text:style-name="P6"><text:user-field-get text:name="py3o.total_fgts_parcela">total_fgts_parcela</text:user-field-get></text:p>
          </table:table-cell>
        </table:table-row>
        <table:table-row>
          <table:table-cell table:style-name="Tabela2.A2" office:value-type="string">
            <text:p text:style-name="P13">Total de INSS de Segunda Parcela de 13º</text:p>
          </table:table-cell>
          <table:table-cell table:style-name="Tabela2.B10" office:value-type="string">
            <text:p text:style-name="P6"><text:user-field-get text:name="py3o.total_inss_parcela">total_inss_parcela</text:user-field-ge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05:05.003929738</meta:creation-date>
    <dc:date>2019-09-20T15:34:25.351265747</dc:date>
    <meta:editing-duration>PT52M26S</meta:editing-duration>
    <meta:editing-cycles>21</meta:editing-cycles>
    <meta:generator>LibreOffice/5.1.6.2$Linux_X86_64 LibreOffice_project/10m0$Build-2</meta:generator>
    <meta:document-statistic meta:table-count="2" meta:image-count="0" meta:object-count="0" meta:page-count="1" meta:paragraph-count="46" meta:word-count="116" meta:character-count="975" meta:non-whitespace-character-count="902"/>
  </office:meta>
</office:document-meta>
</file>